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5492in"/>
    </style:style>
    <style:style style:name="co4" style:family="table-column">
      <style:table-column-properties fo:break-before="auto" style:column-width="0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57in" svg:height="3.5331in" svg:x="10.5945in" svg:y="9.6555in">
            <draw:object draw:notify-on-update-of-ranges="Sheet1.A88:Sheet1.A88 Sheet1.A89:Sheet1.A90 Sheet1.B88:Sheet1.B88 Sheet1.B89:Sheet1.B90 Sheet1.C88:Sheet1.C88 Sheet1.C89:Sheet1.C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2" table:number-columns-repeated="989" table:default-cell-style-name="Default"/>
        <table:table-row table:style-name="ro1">
          <table:table-cell office:value-type="string" calcext:value-type="string">
            <text:p>un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olog/gro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different solo/group answe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0.75" calcext:value-type="float">
            <text:p>10.7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solo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group</text:p>
          </table:table-cell>
          <table:table-cell office:value-type="float" office:value="16.25" calcext:value-type="float">
            <text:p>16.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solo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group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solo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ou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 filter approval</text:p>
          </table:table-cell>
          <table:table-cell table:formula="of:=AVERAGE([.C75:.V75])"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ilter approval</text:p>
          </table:table-cell>
          <table:table-cell table:formula="of:=AVERAGE([.C76:.R76])" office:value-type="float" office:value="3.875" calcext:value-type="float">
            <text:p>3.87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5:.V75];[.C76:.R76];1;2)" office:value-type="float" office:value="0.203954284649091" calcext:value-type="float">
            <text:p>0.203954284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lo approval</text:p>
          </table:table-cell>
          <table:table-cell table:formula="of:=AVERAGE([.C79:.AI79])" office:value-type="float" office:value="3.75757575757576" calcext:value-type="float">
            <text:p>3.757575757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roup approval</text:p>
          </table:table-cell>
          <table:table-cell table:formula="of:=AVERAGE([.C80:.AN80])" office:value-type="float" office:value="3.72222222222222" calcext:value-type="float">
            <text:p>3.72222222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9:.AI79];[.C80:.AL80];1;2)" office:value-type="float" office:value="0.437210703159336" calcext:value-type="float">
            <text:p>0.43721070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filter speed</text:p>
          </table:table-cell>
          <table:table-cell table:formula="of:=AVERAGE([.C83:.F83])" office:value-type="float" office:value="10.775" calcext:value-type="float">
            <text:p>10.7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ter speed</text:p>
          </table:table-cell>
          <table:table-cell table:formula="of:=AVERAGE([.C84:.F84])" office:value-type="float" office:value="10.075" calcext:value-type="float">
            <text:p>10.075</text:p>
          </table:table-cell>
          <table:table-cell office:value-type="float" office:value="10.75" calcext:value-type="float">
            <text:p>10.75</text:p>
          </table:table-cell>
          <table:table-cell office:value-type="float" office:value="16.25" calcext:value-type="float">
            <text:p>16.25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83:.F83];[.C84:.F84];1;2)" office:value-type="float" office:value="0.414416313478156" calcext:value-type="float">
            <text:p>0.414416313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ming</text:p>
          </table:table-cell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lo</text:p>
          </table:table-cell>
          <table:table-cell table:formula="of:=AVERAGE([.C3];[.C22];[.C11];[.C32])" office:value-type="float" office:value="4.8875" calcext:value-type="float">
            <text:p>4.8875</text:p>
          </table:table-cell>
          <table:table-cell table:formula="of:=AVERAGE([.C42];[.C50];[.C58];[.C66])" office:value-type="float" office:value="2.6" calcext:value-type="float">
            <text:p>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</text:p>
          </table:table-cell>
          <table:table-cell table:formula="of:=AVERAGE([.C6];[.C16];[.C27];[.C36])" office:value-type="float" office:value="10.775" calcext:value-type="float">
            <text:p>10.775</text:p>
          </table:table-cell>
          <table:table-cell table:formula="of:=AVERAGE([.C46];[.C54];[.C62];[.C70])" office:value-type="float" office:value="10.075" calcext:value-type="float">
            <text:p>10.07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00:17:41.014575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20T22:49:54.495450160</meta:creation-date>
    <dc:date>2015-02-06T00:57:25.710955495</dc:date>
    <dc:creator>Dan Scarafoni</dc:creator>
    <meta:editing-duration>PT31M31S</meta:editing-duration>
    <meta:editing-cycles>5</meta:editing-cycles>
    <meta:generator>LibreOffice/4.2.7.2$Linux_X86_64 LibreOffice_project/420$Build-2</meta:generator>
    <meta:document-statistic meta:table-count="1" meta:cell-count="2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8.975cm" xlink:href=".." xlink:type="simple" chart:class="chart:bar" chart:style-name="ch1">
        <chart:title svg:x="3.613cm" svg:y="0.315cm" chart:style-name="ch2">
          <text:p>Average Time Needed for Manual Generation</text:p>
        </chart:title>
        <chart:legend chart:legend-position="end" svg:x="14.47cm" svg:y="3.939cm" style:legend-expansion="high" chart:style-name="ch3"/>
        <chart:plot-area chart:style-name="ch4" table:cell-range-address="Sheet1.A88:Sheet1.C90" chart:data-source-has-labels="both" svg:x="1.33cm" svg:y="1.273cm" svg:width="12.821cm" svg:height="6.542cm">
          <chartooo:coordinate-region svg:x="1.951cm" svg:y="1.473cm" svg:width="12.2cm" svg:height="5.695cm"/>
          <chart:axis chart:dimension="x" chart:name="primary-x" chart:style-name="ch5" chartooo:axis-type="auto">
            <chartooo:date-scale/>
            <chart:title svg:x="6.585cm" svg:y="7.994cm" chart:style-name="ch6">
              <text:p>group structure</text:p>
            </chart:title>
            <chart:categories table:cell-range-address="Sheet1.A89:Sheet1.A90"/>
          </chart:axis>
          <chart:axis chart:dimension="y" chart:name="primary-y" chart:style-name="ch7">
            <chart:title svg:x="0.451cm" svg:y="6.281cm" chart:style-name="ch8">
              <text:p>average time (minutes)</text:p>
            </chart:title>
            <chart:grid chart:style-name="ch9" chart:class="major"/>
          </chart:axis>
          <chart:series chart:style-name="ch10" chart:values-cell-range-address="Sheet1.B89:Sheet1.B90" chart:label-cell-address="Sheet1.B88:Sheet1.B88" chart:class="chart:bar">
            <chart:data-point chart:repeated="2"/>
          </chart:series>
          <chart:series chart:style-name="ch11" chart:values-cell-range-address="Sheet1.C89:Sheet1.C90" chart:label-cell-address="Sheet1.C88:Sheet1.C88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AI</text:p>
                <draw:g>
                  <svg:desc>Sheet1.B88:Sheet1.B88</svg:desc>
                </draw:g>
              </table:table-cell>
              <table:table-cell office:value-type="string">
                <text:p>AI</text:p>
                <draw:g>
                  <svg:desc>Sheet1.C88:Sheet1.C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lo</text:p>
                <draw:g>
                  <svg:desc>Sheet1.A89:Sheet1.A90</svg:desc>
                </draw:g>
              </table:table-cell>
              <table:table-cell office:value-type="float" office:value="4.8875">
                <text:p>4.8875</text:p>
                <draw:g>
                  <svg:desc>Sheet1.B89:Sheet1.B90</svg:desc>
                </draw:g>
              </table:table-cell>
              <table:table-cell office:value-type="float" office:value="2.6">
                <text:p>2.6</text:p>
                <draw:g>
                  <svg:desc>Sheet1.C89:Sheet1.C90</svg:desc>
                </draw:g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10.775">
                <text:p>10.775</text:p>
              </table:table-cell>
              <table:table-cell office:value-type="float" office:value="10.075">
                <text:p>10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